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8pt" style:font-size-asian="8pt" style:font-size-complex="8pt"/>
    </style:style>
    <style:style style:name="P2" style:family="paragraph" style:parent-style-name="Standard">
      <style:paragraph-properties fo:margin-left="5.08cm" fo:margin-right="0cm" fo:margin-top="0cm" fo:margin-bottom="0cm" style:contextual-spacing="false" fo:line-height="150%" fo:text-align="start" style:justify-single-word="false" fo:text-indent="-2.54cm" style:auto-text-indent="false" fo:break-before="auto" fo:break-after="auto" style:writing-mode="lr-tb"/>
      <style:text-properties fo:font-size="8pt" officeooo:paragraph-rsid="002d10bb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reak-before="auto" fo:break-after="auto" style:writing-mode="lr-tb"/>
      <style:text-properties style:font-name="Ebrima" officeooo:paragraph-rsid="001aeda6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1d4be6" style:font-size-asian="8pt" style:font-size-complex="8pt"/>
    </style:style>
    <style:style style:name="P5" style:family="paragraph" style:parent-style-name="Standard">
      <style:paragraph-properties fo:margin-left="0cm" fo:margin-right="0cm" fo:line-height="150%" fo:text-indent="0cm" style:auto-text-indent="false" fo:break-before="auto" fo:break-after="auto" style:writing-mode="lr-tb"/>
      <style:text-properties style:font-name="Ebrima" fo:font-size="8pt" officeooo:paragraph-rsid="001d4be6" style:font-size-asian="8pt" style:font-size-complex="8pt"/>
    </style:style>
    <style:style style:name="P6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2d10bb" style:font-style-asian="normal" style:font-style-complex="normal"/>
    </style:style>
    <style:style style:name="P7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officeooo:paragraph-rsid="002d10bb"/>
    </style:style>
    <style:style style:name="P8" style:family="paragraph" style:parent-style-name="Standard">
      <style:paragraph-properties fo:margin-left="3.006cm" fo:margin-right="0cm" fo:margin-top="0cm" fo:margin-bottom="0cm" style:contextual-spacing="false" fo:line-height="150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2d10bb" style:font-style-asian="normal" style:font-style-complex="normal"/>
    </style:style>
    <style:style style:name="P9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1f13d9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2d10bb" style:font-style-asian="normal" style:font-style-complex="normal"/>
    </style:style>
    <style:style style:name="P11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fo:break-before="auto" fo:break-after="auto" style:writing-mode="lr-tb">
        <style:tab-stops>
          <style:tab-stop style:position="2.858cm"/>
        </style:tab-stops>
      </style:paragraph-properties>
      <style:text-properties officeooo:paragraph-rsid="002d10bb"/>
    </style:style>
    <style:style style:name="P12" style:family="paragraph" style:parent-style-name="Standard">
      <style:paragraph-properties fo:margin-left="5.08cm" fo:margin-right="0cm" fo:line-height="100%" fo:text-indent="-2.117cm" style:auto-text-indent="false" style:writing-mode="lr-tb">
        <style:tab-stops/>
      </style:paragraph-properties>
      <style:text-properties style:font-name="Ebrima" fo:font-size="8pt" officeooo:paragraph-rsid="002d10bb" style:font-size-asian="8pt" style:font-size-complex="8pt"/>
    </style:style>
    <style:style style:name="P13" style:family="paragraph" style:parent-style-name="Standard">
      <style:paragraph-properties fo:margin-left="5.08cm" fo:margin-right="0cm" fo:line-height="100%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14" style:family="paragraph" style:parent-style-name="Standard">
      <style:paragraph-properties fo:margin-left="5.08cm" fo:margin-right="0cm" fo:line-height="100%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15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16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text-indent="-2.138cm" style:auto-text-indent="false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17" style:family="paragraph" style:parent-style-name="Standard">
      <style:paragraph-properties fo:margin-left="5.08cm" fo:margin-right="0cm" fo:margin-top="0cm" fo:margin-bottom="0cm" style:contextual-spacing="false" fo:line-height="150%" fo:text-align="start" style:justify-single-word="false" fo:text-indent="-2.138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18" style:family="paragraph" style:parent-style-name="Standard">
      <style:paragraph-properties fo:margin-left="2.942cm" fo:margin-right="0cm" fo:line-height="100%" fo:text-indent="-2.963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19" style:family="paragraph" style:parent-style-name="Standard">
      <style:paragraph-properties fo:margin-left="3.027cm" fo:margin-right="0cm" fo:line-height="115%" fo:text-indent="-3.09cm" style:auto-text-indent="false" fo:break-before="auto" fo:break-after="auto" style:writing-mode="lr-tb">
        <style:tab-stops/>
      </style:paragraph-properties>
      <style:text-properties officeooo:paragraph-rsid="00230cb0"/>
    </style:style>
    <style:style style:name="P20" style:family="paragraph" style:parent-style-name="Standard">
      <style:paragraph-properties fo:margin-left="3.027cm" fo:margin-right="0cm" fo:line-height="115%" fo:text-indent="-3.09cm" style:auto-text-indent="false" style:writing-mode="lr-tb">
        <style:tab-stops/>
      </style:paragraph-properties>
      <style:text-properties style:font-name="Ebrima" fo:font-size="8pt" officeooo:paragraph-rsid="00230cb0" style:font-size-asian="8pt" style:font-size-complex="8pt"/>
    </style:style>
    <style:style style:name="P21" style:family="paragraph" style:parent-style-name="Standard">
      <style:paragraph-properties fo:margin-left="2.921cm" fo:margin-right="0cm" fo:line-height="150%" fo:text-indent="-2.921cm" style:auto-text-indent="false" fo:break-before="auto" fo:break-after="auto" style:writing-mode="lr-tb">
        <style:tab-stops>
          <style:tab-stop style:position="2.159cm"/>
        </style:tab-stops>
      </style:paragraph-properties>
      <style:text-properties officeooo:paragraph-rsid="001d4be6"/>
    </style:style>
    <style:style style:name="P22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145760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23" style:family="paragraph" style:parent-style-name="Standard" style:list-style-name="L1">
      <style:paragraph-properties fo:line-height="115%" style:writing-mode="lr-tb"/>
      <style:text-properties style:font-name="Ebrima" fo:font-size="8pt" fo:font-style="normal" fo:font-weight="normal" officeooo:rsid="001d4be6" officeooo:paragraph-rsid="002d10bb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 style:list-style-name="L2">
      <style:paragraph-properties fo:line-height="115%" style:writing-mode="lr-tb"/>
      <style:text-properties style:font-name="Ebrima" fo:font-size="8pt" fo:font-style="normal" officeooo:rsid="001d4be6" officeooo:paragraph-rsid="002d10bb" style:font-size-asian="8pt" style:font-style-asian="normal" style:font-size-complex="8pt" style:font-style-complex="normal"/>
    </style:style>
    <style:style style:name="P25" style:family="paragraph" style:parent-style-name="Standard" style:list-style-name="L2">
      <style:paragraph-properties fo:line-height="115%" style:writing-mode="lr-tb"/>
      <style:text-properties style:font-name="Ebrima" officeooo:paragraph-rsid="002d10bb"/>
    </style:style>
    <style:style style:name="P26" style:family="paragraph" style:parent-style-name="Standard" style:list-style-name="L2">
      <style:paragraph-properties fo:line-height="115%" fo:break-before="auto" fo:break-after="auto" style:writing-mode="lr-tb"/>
      <style:text-properties style:font-name="Ebrima" fo:font-style="normal" officeooo:paragraph-rsid="002d10bb" style:font-style-asian="normal" style:font-style-complex="normal"/>
    </style:style>
    <style:style style:name="P27" style:family="paragraph" style:parent-style-name="Standard" style:list-style-name="L3">
      <style:paragraph-properties fo:margin-left="4.297cm" fo:margin-right="0cm" fo:margin-top="0cm" fo:margin-bottom="0cm" style:contextual-spacing="false" fo:line-height="115%" fo:text-align="start" style:justify-single-word="false" fo:text-indent="-0.635cm" style:auto-text-indent="false" fo:break-before="auto" fo:break-after="auto" style:writing-mode="lr-tb">
        <style:tab-stops/>
      </style:paragraph-properties>
      <style:text-properties style:font-name="Ebrima" fo:font-style="normal" officeooo:paragraph-rsid="002d10bb" style:font-style-asian="normal" style:font-style-complex="normal"/>
    </style:style>
    <style:style style:name="P28" style:family="paragraph" style:parent-style-name="Standard" style:list-style-name="L3">
      <style:paragraph-properties fo:margin-left="4.297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officeooo:paragraph-rsid="002d10bb"/>
    </style:style>
    <style:style style:name="P29" style:family="paragraph" style:parent-style-name="Standard" style:list-style-name="L3">
      <style:paragraph-properties fo:margin-left="4.276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style:font-name="Ebrima" fo:font-style="normal" officeooo:paragraph-rsid="002d10bb" style:font-style-asian="normal" style:font-style-complex="normal"/>
    </style:style>
    <style:style style:name="P30" style:family="paragraph" style:parent-style-name="Standard" style:list-style-name="L3">
      <style:paragraph-properties fo:margin-left="4.276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officeooo:paragraph-rsid="002d10bb"/>
    </style:style>
    <style:style style:name="P31" style:family="paragraph" style:parent-style-name="Standard">
      <style:paragraph-properties fo:margin-left="5.08cm" fo:margin-right="0cm" fo:line-height="150%" fo:text-indent="-2.138cm" style:auto-text-indent="false" fo:break-before="auto" fo:break-after="auto" style:writing-mode="lr-tb">
        <style:tab-stops/>
      </style:paragraph-properties>
      <style:text-properties style:font-name="Ebrima" officeooo:paragraph-rsid="00327331"/>
    </style:style>
    <style:style style:name="P32" style:family="paragraph">
      <style:text-properties fo:color="#e6e6e6" style:font-name="Arial Black1" fo:font-size="66pt" fo:font-weight="900" style:font-size-asian="66pt" style:font-size-complex="66pt" style:font-relief="engraved"/>
    </style:style>
    <style:style style:name="P3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d4be6" style:font-size-asian="8pt" style:font-size-complex="8pt"/>
    </style:style>
    <style:style style:name="T3" style:family="text">
      <style:text-properties fo:font-size="8pt" officeooo:rsid="001f13d9" style:font-size-asian="8pt" style:font-size-complex="8pt"/>
    </style:style>
    <style:style style:name="T4" style:family="text">
      <style:text-properties fo:font-size="8pt" officeooo:rsid="001fc544" style:font-size-asian="8pt" style:font-size-complex="8pt"/>
    </style:style>
    <style:style style:name="T5" style:family="text">
      <style:text-properties fo:font-size="8pt" officeooo:rsid="0030d859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bold" officeooo:rsid="00124559" style:font-size-asian="8pt" style:font-weight-asian="bold" style:font-size-complex="8pt" style:font-weight-complex="bold"/>
    </style:style>
    <style:style style:name="T8" style:family="text">
      <style:text-properties fo:font-size="8pt" fo:font-weight="bold" officeooo:rsid="0013d642" style:font-size-asian="8pt" style:font-weight-asian="bold" style:font-size-complex="8pt" style:font-weight-complex="bold"/>
    </style:style>
    <style:style style:name="T9" style:family="text">
      <style:text-properties fo:font-size="8pt" fo:font-weight="bold" officeooo:rsid="001f13d9" style:font-size-asian="8pt" style:font-weight-asian="bold" style:font-size-complex="8pt" style:font-weight-complex="bold"/>
    </style:style>
    <style:style style:name="T10" style:family="text">
      <style:text-properties fo:font-size="8pt" fo:font-weight="bold" officeooo:rsid="002f34cf" style:font-size-asian="8pt" style:font-weight-asian="bold" style:font-size-complex="8pt" style:font-weight-complex="bold"/>
    </style:style>
    <style:style style:name="T11" style:family="text">
      <style:text-properties fo:font-size="8pt" fo:font-style="normal" officeooo:rsid="001d4be6" style:font-size-asian="8pt" style:font-style-asian="normal" style:font-size-complex="8pt" style:font-style-complex="normal"/>
    </style:style>
    <style:style style:name="T12" style:family="text">
      <style:text-properties fo:font-size="8pt" fo:font-style="normal" officeooo:rsid="001fc544" style:font-size-asian="8pt" style:font-style-asian="normal" style:font-size-complex="8pt" style:font-style-complex="normal"/>
    </style:style>
    <style:style style:name="T13" style:family="text">
      <style:text-properties style:font-name="Ebrima" fo:font-size="8pt" style:font-size-asian="8pt" style:font-size-complex="8pt"/>
    </style:style>
    <style:style style:name="T14" style:family="text">
      <style:text-properties style:font-name="Ebrima" fo:font-size="8pt" officeooo:rsid="0017eeb0" style:font-size-asian="8pt" style:font-size-complex="8pt"/>
    </style:style>
    <style:style style:name="T15" style:family="text">
      <style:text-properties style:font-name="Ebrima" fo:font-size="8pt" officeooo:rsid="00230cb0" style:font-size-asian="8pt" style:font-size-complex="8pt"/>
    </style:style>
    <style:style style:name="T16" style:family="text">
      <style:text-properties style:font-name="Ebrima" fo:font-size="8pt" officeooo:rsid="002621e0" style:font-size-asian="8pt" style:font-size-complex="8pt"/>
    </style:style>
    <style:style style:name="T17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Ebrima" fo:font-size="8pt" fo:font-weight="bold" officeooo:rsid="00124559" style:font-size-asian="8pt" style:font-weight-asian="bold" style:font-size-complex="8pt" style:font-weight-complex="bold"/>
    </style:style>
    <style:style style:name="T19" style:family="text">
      <style:text-properties style:font-name="Ebrima" fo:font-size="8pt" fo:font-weight="bold" officeooo:rsid="0013d642" style:font-size-asian="8pt" style:font-weight-asian="bold" style:font-size-complex="8pt" style:font-weight-complex="bold"/>
    </style:style>
    <style:style style:name="T20" style:family="text">
      <style:text-properties style:font-name="Ebrima" fo:font-size="8pt" fo:font-weight="bold" officeooo:rsid="001ccf66" style:font-size-asian="8pt" style:font-weight-asian="bold" style:font-size-complex="8pt" style:font-weight-complex="bold"/>
    </style:style>
    <style:style style:name="T21" style:family="text">
      <style:text-properties style:font-name="Ebrima" fo:font-size="8pt" fo:font-weight="bold" officeooo:rsid="002e86fc" style:font-size-asian="8pt" style:font-weight-asian="bold" style:font-size-complex="8pt" style:font-weight-complex="bold"/>
    </style:style>
    <style:style style:name="T22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style:font-name="Ebrima" fo:font-size="8pt" fo:font-style="normal" fo:font-weight="bold" officeooo:rsid="00124559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style:font-name="Ebrima" fo:font-size="8pt" fo:font-style="normal" officeooo:rsid="001f13d9" style:font-size-asian="8pt" style:font-style-asian="normal" style:font-size-complex="8pt" style:font-style-complex="normal"/>
    </style:style>
    <style:style style:name="T25" style:family="text">
      <style:text-properties style:font-name="Ebrima" fo:font-size="8pt" fo:font-style="normal" officeooo:rsid="001d4be6" style:font-size-asian="8pt" style:font-style-asian="normal" style:font-size-complex="8pt" style:font-style-complex="normal"/>
    </style:style>
    <style:style style:name="T26" style:family="text">
      <style:text-properties style:font-name="Ebrima" fo:font-size="8pt" fo:font-style="normal" officeooo:rsid="001fc544" style:font-size-asian="8pt" style:font-style-asian="normal" style:font-size-complex="8pt" style:font-style-complex="normal"/>
    </style:style>
    <style:style style:name="T27" style:family="text">
      <style:text-properties style:font-name="Ebrima" fo:font-size="8pt" fo:font-style="normal" officeooo:rsid="0027f429" style:font-size-asian="8pt" style:font-style-asian="normal" style:font-size-complex="8pt" style:font-style-complex="normal"/>
    </style:style>
    <style:style style:name="T28" style:family="text">
      <style:text-properties style:font-name="Ebrima" fo:font-size="8pt" fo:font-style="italic" fo:font-weight="bold" officeooo:rsid="002e86fc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30" style:family="text">
      <style:text-properties fo:color="#ff420e" style:font-name="Arial Black" fo:font-size="10pt" officeooo:rsid="001f13d9" style:font-name-asian="Arial Black" style:font-size-asian="10pt" style:font-name-complex="Arial Black" style:font-size-complex="10pt"/>
    </style:style>
    <style:style style:name="T31" style:family="text">
      <style:text-properties fo:color="#ff420e" style:font-name="Arial Black" fo:font-size="10pt" officeooo:rsid="00230cb0" style:font-name-asian="Arial Black" style:font-size-asian="10pt" style:font-name-complex="Arial Black" style:font-size-complex="10pt"/>
    </style:style>
    <style:style style:name="T32" style:family="text">
      <style:text-properties fo:color="#000000" fo:font-size="8pt" style:font-size-asian="8pt" style:font-size-complex="8pt"/>
    </style:style>
    <style:style style:name="T33" style:family="text">
      <style:text-properties fo:color="#000000" fo:font-size="8pt" fo:background-color="transparent" style:font-size-asian="8pt" style:font-size-complex="8pt"/>
    </style:style>
    <style:style style:name="T34" style:family="text">
      <style:text-properties fo:color="#e6e6e6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6cm" fo:text-indent="-0.635cm" fo:margin-left="9.3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svg:stroke-color="#ff6633" draw:fill="none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49cm" svg:stroke-color="#ff6633" draw:fill="solid" draw:fill-color="#ff9966" draw:textarea-horizontal-align="center" draw:textarea-vertical-align="middle" fo:padding-top="0.025cm" fo:padding-bottom="0.025cm" fo:padding-left="0.025cm" fo:padding-right="0.025cm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text:anchor-type="paragraph" draw:z-index="0" draw:style-name="gr1" draw:text-style-name="P32" svg:width="24.346cm" svg:height="3.287cm" draw:transform="rotate (-1.57428698529889) translate (17.6970972222222cm 0.686152777777778cm)"><draw:text-box><text:p><text:span text:style-name="T34">Game Programmer</text:span></text:p></draw:text-box></draw:frame>S A R A H <text:s text:c="2"/>H E R Z O G</text:p>
      <text:p text:style-name="P3"><text:span text:style-name="T32">github.com/Jiyambi/Portfolio</text:span><text:span text:style-name="T33"> <text:s text:c="2"/>| <text:s text:c="2"/>07936 434640 <text:s text:c="2"/></text:span><text:span text:style-name="T32">| <text:s text:c="2"/>sarah.ann.herzog@gmail.com</text:span><text:span text:style-name="T1"><text:line-break/></text:span></text:p>
      <text:p text:style-name="P1"><draw:rect text:anchor-type="paragraph" draw:z-index="1" draw:style-name="gr2" draw:text-style-name="P33" svg:width="2.816cm" svg:height="0.713cm" svg:x="-0.443cm" svg:y="0.303cm"><text:p/></draw:rect><draw:g text:anchor-type="paragraph" draw:z-index="2" draw:style-name="gr3"><draw:line draw:style-name="gr4" draw:text-style-name="P33" svg:x1="0.933cm" svg:y1="-0.004cm" svg:x2="16.999cm" svg:y2="0.01cm"><text:p/></draw:line><draw:line draw:style-name="gr4" draw:text-style-name="P33" svg:x1="0.933cm" svg:y1="0.303cm" svg:x2="0.933cm" svg:y2="-0.004cm"><text:p/></draw:line></draw:g></text:p>
      <text:p text:style-name="P19"><text:span text:style-name="T31"><text:s/>Objective</text:span><text:tab/><text:span text:style-name="T15">Obtain a game programming position where I can grow and learn, and </text:span><text:span text:style-name="T16">where</text:span><text:span text:style-name="T15"> I can apply my varied life experiences.</text:span></text:p>
      <text:p text:style-name="P20"/>
      <text:p text:style-name="P5"><draw:g text:anchor-type="paragraph" draw:z-index="6" draw:style-name="gr5"><draw:line draw:style-name="gr4" draw:text-style-name="P33" svg:x1="0.933cm" svg:y1="0.055cm" svg:x2="16.999cm" svg:y2="0.069cm"><text:p/></draw:line><draw:line draw:style-name="gr4" draw:text-style-name="P33" svg:x1="0.933cm" svg:y1="0.362cm" svg:x2="0.933cm" svg:y2="0.055cm"><text:p/></draw:line></draw:g></text:p>
      <text:p text:style-name="P21"><draw:rect text:anchor-type="paragraph" draw:z-index="5" draw:style-name="gr2" draw:text-style-name="P33" svg:width="2.816cm" svg:height="0.713cm" svg:x="-0.443cm" svg:y="-0.099cm"><text:p/></draw:rect><text:span text:style-name="T29"> <text:s text:c="3"/>Skills</text:span><text:tab/><text:span text:style-name="T17">Languages</text:span><text:span text:style-name="T13"><text:tab/>C++, Lua, Java, </text:span><text:span text:style-name="T14">C#,</text:span></text:p>
      <text:p text:style-name="P31"><text:span text:style-name="T6">Tools</text:span><text:span text:style-name="T1"><text:tab/>Visual Studio, Eclipse, Git, </text:span><text:span text:style-name="T4">Github, </text:span><text:span text:style-name="T1">Rally, </text:span><text:span text:style-name="T5">XNA, DirectX, Havok, </text:span><text:span text:style-name="T1">Valgrind, Excel, gcc/g++, gdb</text:span></text:p>
      <text:p text:style-name="P17"><text:span text:style-name="T17">Soft Skills</text:span><text:span text:style-name="T13"><text:tab/>Teamwork, Leadership, Public Speaking, Technical Writing, Agile Development</text:span></text:p>
      <text:p text:style-name="P12"/>
      <text:p text:style-name="P2"><draw:g text:anchor-type="paragraph" draw:z-index="8" draw:style-name="gr5"><draw:line draw:style-name="gr4" draw:text-style-name="P33" svg:x1="0.933cm" svg:y1="-0.004cm" svg:x2="16.999cm" svg:y2="0.01cm"><text:p/></draw:line><draw:line draw:style-name="gr4" draw:text-style-name="P33" svg:x1="0.933cm" svg:y1="0.303cm" svg:x2="0.933cm" svg:y2="-0.004cm"><text:p/></draw:line></draw:g></text:p>
      <text:p text:style-name="P11"><draw:rect text:anchor-type="paragraph" draw:z-index="7" draw:style-name="gr2" draw:text-style-name="P33" svg:width="2.816cm" svg:height="0.713cm" svg:x="-0.443cm" svg:y="-0.12cm"><text:p/></draw:rect><text:span text:style-name="T29">Experience</text:span><text:tab/><text:span text:style-name="T17">7/2011</text:span><text:span text:style-name="T18"> – </text:span><text:span text:style-name="T20">8/2012</text:span><text:span text:style-name="T17"><text:tab/>| <text:s text:c="2"/>Quality Assurance Inte</text:span><text:span text:style-name="T22">rn <text:s text:c="3"/><text:tab/>| <text:s text:c="2"/>Intel, Hillsboro OR</text:span></text:p>
      <text:list xml:id="list37279690" text:style-name="L1">
        <text:list-item>
          <text:p text:style-name="P23">Provided quality assurance for Flash plugins on Intel devices, resulting in Adobe plugin certification.</text:p>
        </text:list-item>
        <text:list-item>
          <text:p text:style-name="P23">Independently developed tools to streamline the testing process and improve team efficiency.</text:p>
        </text:list-item>
        <text:list-item>
          <text:p text:style-name="P23">Gained skills in scripting, familiarity with Linux and Windows command line operations, agile development processes, and formal documentation writing.<text:line-break/> </text:p>
        </text:list-item>
      </text:list>
      <text:p text:style-name="P6"><text:span text:style-name="T6">4/2010</text:span><text:span text:style-name="T7"> – </text:span><text:span text:style-name="T6">12/2010<text:tab/>| <text:s text:c="2"/>Lead Addon Developer <text:s text:c="2"/><text:tab/>| <text:s text:c="2"/>www.wow-pro.com</text:span></text:p>
      <text:list xml:id="list37277428" text:style-name="L2">
        <text:list-item>
          <text:p text:style-name="P26"><text:span text:style-name="T2">Led development of a massively popular interface add-on for World of Warcraft, resulting in over 200,000 downloads to date </text:span><text:span text:style-name="T4">and recommendations throughout the WoW community.</text:span></text:p>
        </text:list-item>
        <text:list-item>
          <text:p text:style-name="P24">Coordinated an extensive, globe-spanning team of volunteers.</text:p>
        </text:list-item>
        <text:list-item>
          <text:p text:style-name="P24">Created a simplified language and Lua-based interpreter to allow non-experts to create content.</text:p>
        </text:list-item>
        <text:list-item>
          <text:p text:style-name="P25"><text:span text:style-name="T11">Gained skills in </text:span><text:span text:style-name="T12">leadership</text:span><text:span text:style-name="T11"> and communication, familiarity with git and github, and extensive experience with the Lua scripting language.</text:span></text:p>
        </text:list-item>
      </text:list>
      <text:p text:style-name="P12"/>
      <text:p text:style-name="P2"><draw:g text:anchor-type="paragraph" draw:z-index="10" draw:style-name="gr5"><draw:line draw:style-name="gr4" draw:text-style-name="P33" svg:x1="0.933cm" svg:y1="-0.004cm" svg:x2="16.999cm" svg:y2="0.01cm"><text:p/></draw:line><draw:line draw:style-name="gr4" draw:text-style-name="P33" svg:x1="0.933cm" svg:y1="0.303cm" svg:x2="0.933cm" svg:y2="-0.004cm"><text:p/></draw:line></draw:g></text:p>
      <text:p text:style-name="P10"><draw:rect text:anchor-type="paragraph" draw:z-index="9" draw:style-name="gr2" draw:text-style-name="P33" svg:width="2.816cm" svg:height="0.713cm" svg:x="-0.443cm" svg:y="-0.12cm"><text:p/></draw:rect><text:span text:style-name="T30">Other Work<text:tab/></text:span><text:span text:style-name="T6">1/2010</text:span><text:span text:style-name="T7"> – </text:span><text:span text:style-name="T6">9/2010<text:tab/>| <text:s text:c="2"/>Science Instructor <text:s text:c="2"/><text:tab/><text:tab/>| <text:s text:c="2"/>Mad Science, Seattle WA</text:span></text:p>
      <text:p text:style-name="P6"><text:span text:style-name="T6">6/2008</text:span><text:span text:style-name="T7"> – </text:span><text:span text:style-name="T6">12/2008<text:tab/>| <text:s text:c="2"/>Engineering R&amp;D In</text:span><text:span text:style-name="T10">t</text:span><text:span text:style-name="T6">ern <text:s text:c="2"/><text:tab/>| <text:s text:c="2"/>ATI Wah Chang, Albany OR</text:span></text:p>
      <text:p text:style-name="P6"><text:span text:style-name="T9">9</text:span><text:span text:style-name="T6">/200</text:span><text:span text:style-name="T9">7</text:span><text:span text:style-name="T7"> – </text:span><text:span text:style-name="T9">6</text:span><text:span text:style-name="T6">/2008<text:tab/>| <text:s text:c="2"/></text:span><text:span text:style-name="T9">Engineering Education Research</text:span><text:span text:style-name="T6"> <text:s/><text:tab/>| <text:s text:c="2"/></text:span><text:span text:style-name="T9">OSU Chemical Engineering</text:span></text:p>
      <text:p text:style-name="P8"><text:span text:style-name="T6">4/2007</text:span><text:span text:style-name="T7"> – </text:span><text:span text:style-name="T6">9/2007<text:tab/>| <text:s text:c="2"/>Facilities Engineering Intern <text:s text:c="2"/><text:tab/>| <text:s text:c="2"/>ON Semiconductor, Gresham OR</text:span></text:p>
      <text:p text:style-name="P7"><text:span text:style-name="T22">7/2006</text:span><text:span text:style-name="T23"> – </text:span><text:span text:style-name="T22">11/2007<text:tab/>| <text:s text:c="2"/>Computer Technician <text:s text:c="2"/><text:tab/><text:tab/>| <text:s text:c="2"/>OSU Technology Support Services</text:span></text:p>
      <text:list xml:id="list37283011" text:style-name="L3">
        <text:list-item>
          <text:p text:style-name="P27"><text:span text:style-name="T3">Made important changes which improved the state of companies I worked for, such as adding a new stage to the production process </text:span><text:span text:style-name="T4">at Wah Chang</text:span><text:span text:style-name="T3">, and implementing a piping change saving </text:span><text:span text:style-name="T4">ON Semiconductor</text:span><text:span text:style-name="T3"> $10,000 yearly.</text:span></text:p>
        </text:list-item>
        <text:list-item>
          <text:p text:style-name="P29"><text:span text:style-name="T3">Gained experience presenting technical findings to those without technical expertise, t</text:span><text:span text:style-name="T4">r</text:span><text:span text:style-name="T3">oubleshooting, bug-fixing, and customer service.</text:span></text:p>
        </text:list-item>
        <text:list-item>
          <text:p text:style-name="P30"><text:span text:style-name="T24">Gained familiarity with high responsibility situations, </text:span><text:span text:style-name="T27">such as </text:span><text:span text:style-name="T24">handling hazardous chemicals and </text:span><text:span text:style-name="T27">operating</text:span><text:span text:style-name="T24"> powerful machinery.</text:span></text:p>
        </text:list-item>
        <text:list-item>
          <text:p text:style-name="P28"><text:span text:style-name="T25">Gained skills in </text:span><text:span text:style-name="T26">communication, teamwork, </text:span><text:span text:style-name="T25">public speaking, teaching, </text:span><text:span text:style-name="T24">and technical writing.</text:span></text:p>
        </text:list-item>
      </text:list>
      <text:p text:style-name="P9"/>
      <text:p text:style-name="P4"><draw:rect text:anchor-type="paragraph" draw:z-index="3" draw:style-name="gr2" draw:text-style-name="P33" svg:width="2.816cm" svg:height="0.713cm" svg:x="-0.443cm" svg:y="0.303cm"><text:p/></draw:rect><draw:g text:anchor-type="paragraph" draw:z-index="4" draw:style-name="gr3"><draw:line draw:style-name="gr4" draw:text-style-name="P33" svg:x1="0.933cm" svg:y1="-0.004cm" svg:x2="16.999cm" svg:y2="0.01cm"><text:p/></draw:line><draw:line draw:style-name="gr4" draw:text-style-name="P33" svg:x1="0.933cm" svg:y1="0.303cm" svg:x2="0.933cm" svg:y2="-0.004cm"><text:p/></draw:line></draw:g></text:p>
      <text:p text:style-name="P18"><text:span text:style-name="T29">Education</text:span><text:tab/><text:span text:style-name="T17">University of Abertay 2014</text:span><text:span text:style-name="T19"> – </text:span><text:span text:style-name="T17">MSc Computer Games Technology –</text:span><text:span text:style-name="T21"> </text:span><text:span text:style-name="T28">In Progress</text:span></text:p>
      <text:p text:style-name="P13"/>
      <text:p text:style-name="P14"><text:span text:style-name="T6">Portland State University 2012</text:span><text:span text:style-name="T8"> – Advanced Degree Preparation (Computer Science)</text:span></text:p>
      <text:p text:style-name="P15">Additional Coursework in Visual Design and Music</text:p>
      <text:p text:style-name="P13"/>
      <text:p text:style-name="P14"><text:span text:style-name="T6">Oregon State University 2009</text:span><text:span text:style-name="T8"> – </text:span><text:span text:style-name="T6">BS</text:span><text:span text:style-name="T8">c</text:span><text:span text:style-name="T6"> Chemical Engineering</text:span></text:p>
      <text:p text:style-name="P16">Additional Coursework in Business Law, Marketing, and Entrepreneursh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8cm" fo:margin-bottom="1.993cm" fo:margin-left="2.074cm" fo:margin-right="1.90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title/>
    <meta:initial-creator/>
    <meta:editing-cycles>24</meta:editing-cycles>
    <dc:date>2012-11-10T17:16:00.64</dc:date>
    <meta:editing-duration>PT2H16M18S</meta:editing-duration>
    <meta:document-statistic meta:table-count="0" meta:image-count="0" meta:object-count="0" meta:page-count="1" meta:paragraph-count="29" meta:word-count="391" meta:character-count="2726" meta:non-whitespace-character-count="2306"/>
  </office:meta>
</office:document-meta>
</file>